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1">
      <style:paragraph-properties fo:margin-top="0in" fo:margin-bottom="0in"/>
    </style:style>
    <style:style style:name="P26" style:family="paragraph" style:parent-style-name="Text_20_body" style:list-style-name="L2">
      <style:paragraph-properties fo:margin-top="0in" fo:margin-bottom="0in"/>
    </style:style>
    <style:style style:name="P27" style:family="paragraph" style:parent-style-name="Text_20_body" style:list-style-name="L3">
      <style:paragraph-properties fo:margin-top="0in" fo:margin-bottom="0in"/>
    </style:style>
    <style:style style:name="P28" style:family="paragraph" style:parent-style-name="Text_20_body" style:list-style-name="L4">
      <style:paragraph-properties fo:margin-top="0in" fo:margin-bottom="0in"/>
    </style:style>
    <style:style style:name="P29" style:family="paragraph" style:parent-style-name="Text_20_body" style:list-style-name="L5">
      <style:paragraph-properties fo:margin-top="0in" fo:margin-bottom="0in"/>
    </style:style>
    <style:style style:name="P30" style:family="paragraph" style:parent-style-name="Text_20_body" style:list-style-name="L6">
      <style:paragraph-properties fo:margin-top="0in" fo:margin-bottom="0in"/>
    </style:style>
    <style:style style:name="P31" style:family="paragraph" style:parent-style-name="Text_20_body" style:list-style-name="L7">
      <style:paragraph-properties fo:margin-top="0in" fo:margin-bottom="0in"/>
    </style:style>
    <style:style style:name="P32" style:family="paragraph" style:parent-style-name="Text_20_body" style:list-style-name="L8">
      <style:paragraph-properties fo:margin-top="0in" fo:margin-bottom="0in"/>
    </style:style>
    <style:style style:name="P33" style:family="paragraph" style:parent-style-name="Text_20_body" style:list-style-name="L9">
      <style:paragraph-properties fo:margin-top="0in" fo:margin-bottom="0in"/>
    </style:style>
    <style:style style:name="P34" style:family="paragraph" style:parent-style-name="Text_20_body" style:list-style-name="L10">
      <style:paragraph-properties fo:margin-top="0in" fo:margin-bottom="0in"/>
    </style:style>
    <style:style style:name="P35" style:family="paragraph" style:parent-style-name="Text_20_body" style:list-style-name="L11">
      <style:paragraph-properties fo:margin-top="0in" fo:margin-bottom="0in"/>
    </style:style>
    <style:style style:name="P36" style:family="paragraph" style:parent-style-name="Text_20_body" style:list-style-name="L12">
      <style:paragraph-properties fo:margin-top="0in" fo:margin-bottom="0in"/>
    </style:style>
    <style:style style:name="P37" style:family="paragraph" style:parent-style-name="Text_20_body" style:list-style-name="L13">
      <style:paragraph-properties fo:margin-top="0in" fo:margin-bottom="0in"/>
    </style:style>
    <style:style style:name="P38" style:family="paragraph" style:parent-style-name="Text_20_body" style:list-style-name="L14">
      <style:paragraph-properties fo:margin-top="0in" fo:margin-bottom="0in"/>
    </style:style>
    <style:style style:name="P39" style:family="paragraph" style:parent-style-name="Text_20_body" style:list-style-name="L15">
      <style:paragraph-properties fo:margin-top="0in" fo:margin-bottom="0in"/>
    </style:style>
    <style:style style:name="P40" style:family="paragraph" style:parent-style-name="Text_20_body" style:list-style-name="L16">
      <style:paragraph-properties fo:margin-top="0in" fo:margin-bottom="0in"/>
    </style:style>
    <style:style style:name="P41" style:family="paragraph" style:parent-style-name="Text_20_body" style:list-style-name="L17">
      <style:paragraph-properties fo:margin-top="0in" fo:margin-bottom="0in"/>
    </style:style>
    <style:style style:name="P42" style:family="paragraph" style:parent-style-name="Text_20_body" style:list-style-name="L18">
      <style:paragraph-properties fo:margin-top="0in" fo:margin-bottom="0in"/>
    </style:style>
    <style:style style:name="P43" style:family="paragraph" style:parent-style-name="Text_20_body" style:list-style-name="L19">
      <style:paragraph-properties fo:margin-top="0in" fo:margin-bottom="0in"/>
    </style:style>
    <style:style style:name="P44" style:family="paragraph" style:parent-style-name="Text_20_body" style:list-style-name="L20">
      <style:paragraph-properties fo:margin-top="0in" fo:margin-bottom="0in"/>
    </style:style>
    <style:style style:name="P45" style:family="paragraph" style:parent-style-name="Text_20_body" style:list-style-name="L21">
      <style:paragraph-properties fo:margin-top="0in" fo:margin-bottom="0in"/>
    </style:style>
    <style:style style:name="P46" style:family="paragraph" style:parent-style-name="Text_20_body" style:list-style-name="L23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Wordpress" - чтобы охватить все темы, разделы и аспекты, для разработчика, в стиле документации</text:p>
      <text:p text:style-name="Standard">ChatGPT</text:p>
      <text:p text:style-name="P1">ChatGPT</text:p>
      <text:h text:style-name="Heading_20_3" text:outline-level="3">Учебник по WordPress для разработчиков</text:h>
      <text:h text:style-name="Heading_20_4" text:outline-level="4">Глава 1: Введение в WordPress</text:h>
      <text:p text:style-name="Text_20_body">1.1. Что такое WordPress?</text:p>
      <text:list xml:id="list2341716452585597623" text:style-name="L1">
        <text:list-item>
          <text:p text:style-name="P25">1.1.1. Основные концепции и история развития</text:p>
        </text:list-item>
        <text:list-item>
          <text:p text:style-name="P2">1.1.2. Почему WordPress так популярен?</text:p>
        </text:list-item>
      </text:list>
      <text:p text:style-name="Text_20_body">1.2. Установка WordPress</text:p>
      <text:list xml:id="list717258668692378847" text:style-name="L2">
        <text:list-item>
          <text:p text:style-name="P26">1.2.1. Локальная установка с использованием локального сервера (XAMPP, MAMP)</text:p>
        </text:list-item>
        <text:list-item>
          <text:p text:style-name="P26">1.2.2. Установка на веб-хостинге</text:p>
        </text:list-item>
        <text:list-item>
          <text:p text:style-name="P3">1.2.3. Работа с различными версиями WordPress</text:p>
        </text:list-item>
      </text:list>
      <text:h text:style-name="Heading_20_4" text:outline-level="4">Глава 2: Основы разработки на WordPress</text:h>
      <text:p text:style-name="Text_20_body">2.1. Структура файлов и каталогов WordPress</text:p>
      <text:list xml:id="list3320727405707166303" text:style-name="L3">
        <text:list-item>
          <text:p text:style-name="P27">2.1.1. Корневая директория</text:p>
        </text:list-item>
        <text:list-item>
          <text:p text:style-name="P27">2.1.2. Каталоги тем и плагинов</text:p>
        </text:list-item>
        <text:list-item>
          <text:p text:style-name="P4">2.1.3. Файлы ядра WordPress</text:p>
        </text:list-item>
      </text:list>
      <text:p text:style-name="Text_20_body">2.2. Темы (Themes) в WordPress</text:p>
      <text:list xml:id="list6993351529210065434" text:style-name="L4">
        <text:list-item>
          <text:p text:style-name="P28">2.2.1. Создание собственной темы</text:p>
        </text:list-item>
        <text:list-item>
          <text:p text:style-name="P28">2.2.2. Использование существующих тем и их модификация</text:p>
        </text:list-item>
        <text:list-item>
          <text:p text:style-name="P5">2.2.3. Шаблонизация и иерархия файлов темы</text:p>
        </text:list-item>
      </text:list>
      <text:p text:style-name="Text_20_body">2.3. Плагины (Plugins) в WordPress</text:p>
      <text:list xml:id="list4499236113716524301" text:style-name="L5">
        <text:list-item>
          <text:p text:style-name="P29">2.3.1. Создание собственного плагина</text:p>
        </text:list-item>
        <text:list-item>
          <text:p text:style-name="P29">2.3.2. Использование существующих плагинов и их настройка</text:p>
        </text:list-item>
        <text:list-item>
          <text:p text:style-name="P6">2.3.3. Хуки и фильтры: расширение функциональности WordPress</text:p>
        </text:list-item>
      </text:list>
      <text:h text:style-name="Heading_20_4" text:outline-level="4">Глава 3: Разработка контента</text:h>
      <text:p text:style-name="Text_20_body">3.1. Работа с постами и страницами</text:p>
      <text:list xml:id="list7636516999770918306" text:style-name="L6">
        <text:list-item>
          <text:p text:style-name="P30">3.1.1. Создание и редактирование постов и страниц</text:p>
        </text:list-item>
        <text:list-item>
          <text:p text:style-name="P30">3.1.2. Использование различных типов контента: изображения, видео, аудио</text:p>
        </text:list-item>
        <text:list-item>
          <text:p text:style-name="P7">3.1.3. Управление метаданными постов и страниц</text:p>
        </text:list-item>
      </text:list>
      <text:p text:style-name="Text_20_body">3.2. Таксономии и пользовательские поля</text:p>
      <text:list xml:id="list8715394771365944298" text:style-name="L7">
        <text:list-item>
          <text:p text:style-name="P31">3.2.1. Категории и метки</text:p>
        </text:list-item>
        <text:list-item>
          <text:p text:style-name="P31">3.2.2. Создание пользовательских таксономий</text:p>
        </text:list-item>
        <text:list-item>
          <text:p text:style-name="P8">3.2.3. Пользовательские поля и их использование</text:p>
        </text:list-item>
      </text:list>
      <text:h text:style-name="Heading_20_4" text:outline-level="4">Глава 4: Работа с базой данных</text:h>
      <text:p text:style-name="Text_20_body">4.1. Структура базы данных WordPress</text:p>
      <text:list xml:id="list1673348634337515797" text:style-name="L8">
        <text:list-item>
          <text:p text:style-name="P32"><text:soft-page-break/>4.1.1. Таблицы базы данных и их назначение</text:p>
        </text:list-item>
        <text:list-item>
          <text:p text:style-name="P9">4.1.2. Оптимизация базы данных</text:p>
        </text:list-item>
      </text:list>
      <text:p text:style-name="Text_20_body">4.2. Работа с WP_Query</text:p>
      <text:list xml:id="list7676864083989510465" text:style-name="L9">
        <text:list-item>
          <text:p text:style-name="P33">4.2.1. Создание пользовательских запросов</text:p>
        </text:list-item>
        <text:list-item>
          <text:p text:style-name="P10">4.2.2. Фильтрация и сортировка результатов</text:p>
        </text:list-item>
      </text:list>
      <text:h text:style-name="Heading_20_4" text:outline-level="4">Глава 5: Безопасность и оптимизация</text:h>
      <text:p text:style-name="Text_20_body">5.1. Основные принципы безопасности</text:p>
      <text:list xml:id="list875092737526234474" text:style-name="L10">
        <text:list-item>
          <text:p text:style-name="P34">5.1.1. Обновление WordPress и плагинов</text:p>
        </text:list-item>
        <text:list-item>
          <text:p text:style-name="P34">5.1.2. Использование надежных паролей и имен пользователей</text:p>
        </text:list-item>
        <text:list-item>
          <text:p text:style-name="P11">5.1.3. Управление правами доступа</text:p>
        </text:list-item>
      </text:list>
      <text:p text:style-name="Text_20_body">5.2. Оптимизация производительности</text:p>
      <text:list xml:id="list4493438289679754133" text:style-name="L11">
        <text:list-item>
          <text:p text:style-name="P35">5.2.1. Кэширование</text:p>
        </text:list-item>
        <text:list-item>
          <text:p text:style-name="P35">5.2.2. Оптимизация изображений и статических ресурсов</text:p>
        </text:list-item>
        <text:list-item>
          <text:p text:style-name="P12">5.2.3. Использование CDN (Content Delivery Network)</text:p>
        </text:list-item>
      </text:list>
      <text:h text:style-name="Heading_20_4" text:outline-level="4">Глава 6: Расширенные возможности</text:h>
      <text:p text:style-name="Text_20_body">6.1. Мультиязычность</text:p>
      <text:list xml:id="list7607900859819212434" text:style-name="L12">
        <text:list-item>
          <text:p text:style-name="P36">6.1.1. Установка и настройка мультиязычного сайта</text:p>
        </text:list-item>
        <text:list-item>
          <text:p text:style-name="P13">6.1.2. Использование плагинов для мультиязычных сайтов</text:p>
        </text:list-item>
      </text:list>
      <text:p text:style-name="Text_20_body">6.2. Электронная коммерция с WooCommerce</text:p>
      <text:list xml:id="list418637622882514202" text:style-name="L13">
        <text:list-item>
          <text:p text:style-name="P37">6.2.1. Установка и настройка WooCommerce</text:p>
        </text:list-item>
        <text:list-item>
          <text:p text:style-name="P14">6.2.2. Создание интернет-магазина на базе WordPress</text:p>
        </text:list-item>
      </text:list>
      <text:h text:style-name="Heading_20_4" text:outline-level="4">Глава 7: Поддержка и сообщество</text:h>
      <text:p text:style-name="Text_20_body">7.1. Официальная документация и руководства</text:p>
      <text:list xml:id="list6270276444549855006" text:style-name="L14">
        <text:list-item>
          <text:p text:style-name="P38">7.1.1. Справочные материалы на официальном сайте WordPress</text:p>
        </text:list-item>
        <text:list-item>
          <text:p text:style-name="P15">7.1.2. Онлайн-форумы и сообщества разработчиков</text:p>
        </text:list-item>
      </text:list>
      <text:p text:style-name="Text_20_body">7.2. Инструменты разработчика</text:p>
      <text:list xml:id="list576903451463897153" text:style-name="L15">
        <text:list-item>
          <text:p text:style-name="P39">7.2.1. Отладка с помощью WP_DEBUG</text:p>
        </text:list-item>
        <text:list-item>
          <text:p text:style-name="P16">7.2.2. Использование инструментов для анализа производительности</text:p>
        </text:list-item>
      </text:list>
      <text:h text:style-name="Heading_20_4" text:outline-level="4">Глава 8: Продвинутые темы</text:h>
      <text:p text:style-name="Text_20_body">8.1. Разработка тем и плагинов с использованием объектно-ориентированного подхода</text:p>
      <text:list xml:id="list6555458669759094876" text:style-name="L16">
        <text:list-item>
          <text:p text:style-name="P40">8.1.1. Принципы ООП в разработке для WordPress</text:p>
        </text:list-item>
        <text:list-item>
          <text:p text:style-name="P17">8.1.2. Создание собственных классов и методов</text:p>
        </text:list-item>
      </text:list>
      <text:p text:style-name="Text_20_body">8.2. Интеграция с внешними сервисами и API</text:p>
      <text:list xml:id="list1440109307079662231" text:style-name="L17">
        <text:list-item>
          <text:p text:style-name="P41">8.2.1. Работа с REST API WordPress</text:p>
        </text:list-item>
        <text:list-item>
          <text:p text:style-name="P18">8.2.2. Интеграция с популярными веб-сервисами</text:p>
        </text:list-item>
      </text:list>
      <text:h text:style-name="Heading_20_4" text:outline-level="4"><text:soft-page-break/>Глава 9: Деплой и управление проектом</text:h>
      <text:p text:style-name="Text_20_body">9.1. Деплой WordPress на сервер</text:p>
      <text:list xml:id="list3989961382589269768" text:style-name="L18">
        <text:list-item>
          <text:p text:style-name="P42">9.1.1. Подготовка к деплою</text:p>
        </text:list-item>
        <text:list-item>
          <text:p text:style-name="P19">9.1.2. Автоматизация процесса деплоя с использованием средств CI/CD</text:p>
        </text:list-item>
      </text:list>
      <text:p text:style-name="Text_20_body">9.2. Управление версиями и командной работой</text:p>
      <text:list xml:id="list1039093264333375816" text:style-name="L19">
        <text:list-item>
          <text:p text:style-name="P43">9.2.1. Использование систем контроля версий (Git)</text:p>
        </text:list-item>
        <text:list-item>
          <text:p text:style-name="P20">9.2.2. Организация командной работы над проектом</text:p>
        </text:list-item>
      </text:list>
      <text:h text:style-name="Heading_20_4" text:outline-level="4">Глава 10: Решение проблем и отладка</text:h>
      <text:p text:style-name="Text_20_body">10.1. Поиск и устранение ошибок</text:p>
      <text:list xml:id="list4673233763921827935" text:style-name="L20">
        <text:list-item>
          <text:p text:style-name="P44">10.1.1. Частые проблемы и их решения</text:p>
        </text:list-item>
        <text:list-item>
          <text:p text:style-name="P21">10.1.2. Использование логов для анализа ошибок</text:p>
        </text:list-item>
      </text:list>
      <text:p text:style-name="Text_20_body">10.2. Отладка и тестирование</text:p>
      <text:list xml:id="list8694604595188796537" text:style-name="L21">
        <text:list-item>
          <text:p text:style-name="P45">10.2.1. Использование отладочных инструментов</text:p>
        </text:list-item>
        <text:list-item>
          <text:p text:style-name="P22">10.2.2. Автоматизированное тестирование с помощью юнит-тестов</text:p>
        </text:list-item>
      </text:list>
      <text:h text:style-name="Heading_20_3" text:outline-level="3">Заключение</text:h>
      <text:h text:style-name="Heading_20_4" text:outline-level="4">Дополнительные ресурсы</text:h>
      <text:list xml:id="list7335788184364381108" text:style-name="L22">
        <text:list-item>
          <text:p text:style-name="P23">Ссылки на дополнительные материалы и источники информации</text:p>
        </text:list-item>
      </text:list>
      <text:h text:style-name="Heading_20_4" text:outline-level="4">Приложения</text:h>
      <text:list xml:id="list4013168133527438965" text:style-name="L23">
        <text:list-item>
          <text:p text:style-name="P46">Примеры кода</text:p>
        </text:list-item>
        <text:list-item>
          <text:p text:style-name="P24">Руководства по настройке окружения разработки</text:p>
        </text:list-item>
      </text:list>
      <text:p text:style-name="Text_20_body">Этот учебник призван стать исчерпывающим руководством для разработчиков, желающих изучить и освоить все аспекты разработки на платформе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0:02:40.29</dc:date>
    <meta:document-statistic meta:table-count="0" meta:image-count="0" meta:object-count="0" meta:page-count="3" meta:paragraph-count="92" meta:word-count="544" meta:character-count="3835"/>
    <dc:creator>Dima Wide</dc:creator>
    <meta:user-defined meta:name="Info 1"/>
    <meta:user-defined meta:name="Info 2"/>
    <meta:user-defined meta:name="Info 3"/>
    <meta:user-defined meta:name="Info 4"/>
  </office:meta>
</office:document-meta>
</file>